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ageSequenceLayoutManager.notifyEndOfLayou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SequenceLayoutManager.finishP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PageSequenceLayoutManager.addUnresolvedArea( String id , Resolvabl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ageSequenceLayoutManager.getCurrentPag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SequenceLayoutManager.resolveRetrieveMarker( RetrieveMarker rm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AbstractPageSequenceLayoutManag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ageSequenceLayoutManager.setCurrentPage( Page current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SequenceLayoutManager.getFirstPVWithID( String idre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ageSequenceLayoutManager.getCurren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SequenceLayoutManager.associateLayoutManagerID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PageSequenceLayoutManager.getLayoutManager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ageSequenceLayoutManager.makeNewPage( boolean isBlank , boolean isLa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PageSequenceLayoutManager.getLastPVWithID( String idre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ageSequenceLayoutManager.AbstractPageSequenceLayoutManager( AreaTreeHandler ath , AbstractPageSequence ps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ageSequenceLayoutManager.doForcePageCount( Numeric nextPageSeqInitialPageNumber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7">
            <text:p text:style-name="Table_20_Contents">27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AbstractPageSequenceLayoutManager.addIDToPage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